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097fc3"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77"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78"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79"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0"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81"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82"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83"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84"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85" style:family="paragraph" style:parent-style-name="Text_20_body">
      <style:text-properties officeooo:rsid="003e4239" officeooo:paragraph-rsid="003e4239"/>
    </style:style>
    <style:style style:name="P86" style:family="paragraph" style:parent-style-name="Text_20_body">
      <style:text-properties officeooo:paragraph-rsid="003e4239"/>
    </style:style>
    <style:style style:name="P87" style:family="paragraph" style:parent-style-name="Text_20_body">
      <style:text-properties officeooo:rsid="00579543" officeooo:paragraph-rsid="00579543"/>
    </style:style>
    <style:style style:name="P88" style:family="paragraph" style:parent-style-name="Text_20_body">
      <style:text-properties officeooo:rsid="0057b159" officeooo:paragraph-rsid="0057b159"/>
    </style:style>
    <style:style style:name="P89" style:family="paragraph" style:parent-style-name="Text_20_body">
      <style:text-properties officeooo:rsid="0057b159" officeooo:paragraph-rsid="007c05f1"/>
    </style:style>
    <style:style style:name="P90" style:family="paragraph" style:parent-style-name="Text_20_body">
      <style:text-properties officeooo:rsid="00653342" officeooo:paragraph-rsid="00653342"/>
    </style:style>
    <style:style style:name="P91" style:family="paragraph" style:parent-style-name="Text_20_body">
      <style:text-properties officeooo:rsid="006a81ce" officeooo:paragraph-rsid="006a81ce"/>
    </style:style>
    <style:style style:name="P92" style:family="paragraph" style:parent-style-name="Text_20_body">
      <style:text-properties officeooo:rsid="006a81ce" officeooo:paragraph-rsid="0078fc2c"/>
    </style:style>
    <style:style style:name="P93" style:family="paragraph" style:parent-style-name="Text_20_body">
      <style:text-properties officeooo:rsid="006a81ce" officeooo:paragraph-rsid="0057b159"/>
    </style:style>
    <style:style style:name="P94" style:family="paragraph" style:parent-style-name="Text_20_body">
      <style:text-properties officeooo:rsid="00771a87" officeooo:paragraph-rsid="00771a87"/>
    </style:style>
    <style:style style:name="P95" style:family="paragraph" style:parent-style-name="Text_20_body">
      <style:text-properties officeooo:rsid="007c05f1" officeooo:paragraph-rsid="007c05f1"/>
    </style:style>
    <style:style style:name="P96" style:family="paragraph" style:parent-style-name="Text_20_body">
      <style:text-properties officeooo:rsid="0062de02" officeooo:paragraph-rsid="0062de02"/>
    </style:style>
    <style:style style:name="P97" style:family="paragraph" style:parent-style-name="Text_20_body">
      <style:text-properties officeooo:rsid="0062de02" officeooo:paragraph-rsid="00829ff2"/>
    </style:style>
    <style:style style:name="P98" style:family="paragraph" style:parent-style-name="Text_20_body">
      <style:text-properties officeooo:rsid="0062de02" officeooo:paragraph-rsid="008317e6"/>
    </style:style>
    <style:style style:name="P99" style:family="paragraph" style:parent-style-name="Text_20_body">
      <style:text-properties officeooo:rsid="0062de02" officeooo:paragraph-rsid="0086045d"/>
    </style:style>
    <style:style style:name="P100" style:family="paragraph" style:parent-style-name="Text_20_body">
      <style:text-properties officeooo:rsid="00829ff2" officeooo:paragraph-rsid="00829ff2"/>
    </style:style>
    <style:style style:name="P101" style:family="paragraph" style:parent-style-name="Text_20_body">
      <style:text-properties officeooo:rsid="008317e6" officeooo:paragraph-rsid="008317e6"/>
    </style:style>
    <style:style style:name="P102" style:family="paragraph" style:parent-style-name="Text_20_body">
      <style:text-properties officeooo:paragraph-rsid="00653342"/>
    </style:style>
    <style:style style:name="P103" style:family="paragraph" style:parent-style-name="Text_20_body">
      <style:text-properties officeooo:rsid="0086045d" officeooo:paragraph-rsid="0086045d"/>
    </style:style>
    <style:style style:name="P104" style:family="paragraph" style:parent-style-name="Text_20_body">
      <style:text-properties officeooo:rsid="008afce7" officeooo:paragraph-rsid="008afce7"/>
    </style:style>
    <style:style style:name="P105" style:family="paragraph" style:parent-style-name="Text_20_body">
      <style:text-properties officeooo:rsid="008afce7" officeooo:paragraph-rsid="008c2c37"/>
    </style:style>
    <style:style style:name="P106" style:family="paragraph" style:parent-style-name="Text_20_body">
      <style:text-properties officeooo:rsid="0091bcb0" officeooo:paragraph-rsid="0091bcb0"/>
    </style:style>
    <style:style style:name="P107" style:family="paragraph" style:parent-style-name="Text_20_body">
      <style:text-properties officeooo:rsid="0091bcb0" officeooo:paragraph-rsid="00b233e9"/>
    </style:style>
    <style:style style:name="P108" style:family="paragraph" style:parent-style-name="Text_20_body">
      <style:text-properties officeooo:rsid="0098f74d" officeooo:paragraph-rsid="0098f74d"/>
    </style:style>
    <style:style style:name="P109" style:family="paragraph" style:parent-style-name="Text_20_body">
      <style:text-properties officeooo:rsid="009bd08c" officeooo:paragraph-rsid="009d03f3"/>
    </style:style>
    <style:style style:name="P110" style:family="paragraph" style:parent-style-name="Text_20_body">
      <style:text-properties officeooo:rsid="00a0e011" officeooo:paragraph-rsid="00a0e011"/>
    </style:style>
    <style:style style:name="P111" style:family="paragraph" style:parent-style-name="Text_20_body">
      <style:text-properties officeooo:rsid="00a25a4c" officeooo:paragraph-rsid="00a25a4c"/>
    </style:style>
    <style:style style:name="P112" style:family="paragraph" style:parent-style-name="Text_20_body">
      <style:text-properties officeooo:rsid="00a57ea8" officeooo:paragraph-rsid="00a57ea8"/>
    </style:style>
    <style:style style:name="P113" style:family="paragraph" style:parent-style-name="Text_20_body">
      <style:text-properties officeooo:rsid="00b7b032" officeooo:paragraph-rsid="00b7b032"/>
    </style:style>
    <style:style style:name="P114" style:family="paragraph" style:parent-style-name="Text_20_body">
      <style:text-properties officeooo:rsid="00b85c32" officeooo:paragraph-rsid="00b85c32"/>
    </style:style>
    <style:style style:name="P115" style:family="paragraph" style:parent-style-name="Text_20_body">
      <style:text-properties officeooo:rsid="00bf0f2e" officeooo:paragraph-rsid="00bf0f2e"/>
    </style:style>
    <style:style style:name="P116" style:family="paragraph" style:parent-style-name="Text_20_body">
      <style:text-properties officeooo:rsid="00c2ba05" officeooo:paragraph-rsid="00c2ba05"/>
    </style:style>
    <style:style style:name="P117" style:family="paragraph" style:parent-style-name="Text_20_body">
      <style:text-properties officeooo:rsid="00c2ba05" officeooo:paragraph-rsid="00c2ba05" fo:background-color="#ffff00"/>
    </style:style>
    <style:style style:name="P118" style:family="paragraph" style:parent-style-name="Text_20_body">
      <style:text-properties officeooo:rsid="00c6e0d4" officeooo:paragraph-rsid="00c6e0d4" fo:background-color="#ffff00"/>
    </style:style>
    <style:style style:name="P119" style:family="paragraph" style:parent-style-name="Text_20_body">
      <style:text-properties officeooo:rsid="00c73364" officeooo:paragraph-rsid="00c73364" fo:background-color="#ffff00"/>
    </style:style>
    <style:style style:name="P120" style:family="paragraph" style:parent-style-name="Text_20_body">
      <style:text-properties officeooo:rsid="00c6e0d4" officeooo:paragraph-rsid="00c6e0d4"/>
    </style:style>
    <style:style style:name="P121" style:family="paragraph" style:parent-style-name="Text_20_body">
      <style:text-properties officeooo:rsid="00c6e0d4" officeooo:paragraph-rsid="00c8541b"/>
    </style:style>
    <style:style style:name="P122" style:family="paragraph" style:parent-style-name="Text_20_body">
      <style:text-properties officeooo:rsid="00b8e128" officeooo:paragraph-rsid="00cafc33"/>
    </style:style>
    <style:style style:name="P123" style:family="paragraph" style:parent-style-name="Text_20_body">
      <style:text-properties officeooo:rsid="00c8541b" officeooo:paragraph-rsid="00c8541b"/>
    </style:style>
    <style:style style:name="P124" style:family="paragraph" style:parent-style-name="Text_20_body">
      <style:text-properties officeooo:rsid="00bc45f6" officeooo:paragraph-rsid="00cafc33"/>
    </style:style>
    <style:style style:name="P125" style:family="paragraph" style:parent-style-name="Text_20_body">
      <style:paragraph-properties fo:text-align="justify" style:justify-single-word="false"/>
      <style:text-properties officeooo:rsid="00d31dd5" officeooo:paragraph-rsid="00d31dd5"/>
    </style:style>
    <style:style style:name="P126" style:family="paragraph" style:parent-style-name="Text_20_body">
      <style:paragraph-properties fo:text-align="justify" style:justify-single-word="false"/>
      <style:text-properties officeooo:rsid="00d3d437" officeooo:paragraph-rsid="00d3d437"/>
    </style:style>
    <style:style style:name="P127" style:family="paragraph" style:parent-style-name="Text_20_body">
      <style:paragraph-properties fo:text-align="justify" style:justify-single-word="false"/>
      <style:text-properties officeooo:rsid="00e29fcc" officeooo:paragraph-rsid="00e29fcc"/>
    </style:style>
    <style:style style:name="P128" style:family="paragraph" style:parent-style-name="Text_20_body">
      <style:text-properties officeooo:rsid="00e306d8" officeooo:paragraph-rsid="00e306d8"/>
    </style:style>
    <style:style style:name="P129" style:family="paragraph" style:parent-style-name="Text_20_body">
      <style:paragraph-properties fo:text-align="justify" style:justify-single-word="false"/>
      <style:text-properties officeooo:rsid="00ff30b8" officeooo:paragraph-rsid="00ff30b8"/>
    </style:style>
    <style:style style:name="P130" style:family="paragraph" style:parent-style-name="Text_20_body">
      <style:paragraph-properties fo:text-align="justify" style:justify-single-word="false"/>
      <style:text-properties officeooo:rsid="00fe0e97" officeooo:paragraph-rsid="00fe0e97"/>
    </style:style>
    <style:style style:name="P131" style:family="paragraph" style:parent-style-name="Text_20_body">
      <style:paragraph-properties fo:text-align="justify" style:justify-single-word="false"/>
      <style:text-properties officeooo:rsid="010c3641" officeooo:paragraph-rsid="010c3641"/>
    </style:style>
    <style:style style:name="P132" style:family="paragraph" style:parent-style-name="Footnote">
      <style:text-properties officeooo:paragraph-rsid="0125a2a2"/>
    </style:style>
    <style:style style:name="P133"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134"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135" style:family="paragraph" style:parent-style-name="Heading_20_1">
      <style:paragraph-properties fo:text-align="center" style:justify-single-word="false"/>
    </style:style>
    <style:style style:name="P136"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91bcb0"/>
    </style:style>
    <style:style style:name="T53" style:family="text">
      <style:text-properties officeooo:rsid="0092afc6"/>
    </style:style>
    <style:style style:name="T54" style:family="text">
      <style:text-properties officeooo:rsid="00957c6e"/>
    </style:style>
    <style:style style:name="T55" style:family="text">
      <style:text-properties officeooo:rsid="0099e211"/>
    </style:style>
    <style:style style:name="T56" style:family="text">
      <style:text-properties officeooo:rsid="009d03f3"/>
    </style:style>
    <style:style style:name="T57" style:family="text">
      <style:text-properties officeooo:rsid="00a0e011"/>
    </style:style>
    <style:style style:name="T58" style:family="text">
      <style:text-properties officeooo:rsid="00a11756"/>
    </style:style>
    <style:style style:name="T59" style:family="text">
      <style:text-properties officeooo:rsid="00a197f4"/>
    </style:style>
    <style:style style:name="T60" style:family="text">
      <style:text-properties officeooo:rsid="00a333da"/>
    </style:style>
    <style:style style:name="T61" style:family="text">
      <style:text-properties officeooo:rsid="00a4987e"/>
    </style:style>
    <style:style style:name="T62" style:family="text">
      <style:text-properties officeooo:rsid="00a4f31b"/>
    </style:style>
    <style:style style:name="T63" style:family="text">
      <style:text-properties officeooo:rsid="00a57ea8"/>
    </style:style>
    <style:style style:name="T64" style:family="text">
      <style:text-properties officeooo:rsid="00a8d305"/>
    </style:style>
    <style:style style:name="T65" style:family="text">
      <style:text-properties officeooo:rsid="00b50685"/>
    </style:style>
    <style:style style:name="T66" style:family="text">
      <style:text-properties officeooo:rsid="00b7b032"/>
    </style:style>
    <style:style style:name="T67" style:family="text">
      <style:text-properties officeooo:rsid="00b85c32"/>
    </style:style>
    <style:style style:name="T68" style:family="text">
      <style:text-properties officeooo:rsid="00b8e128"/>
    </style:style>
    <style:style style:name="T69" style:family="text">
      <style:text-properties officeooo:rsid="00ba70a2"/>
    </style:style>
    <style:style style:name="T70" style:family="text">
      <style:text-properties officeooo:rsid="00bc45f6"/>
    </style:style>
    <style:style style:name="T71" style:family="text">
      <style:text-properties officeooo:rsid="008afce7"/>
    </style:style>
    <style:style style:name="T72" style:family="text">
      <style:text-properties officeooo:rsid="00c6e0d4"/>
    </style:style>
    <style:style style:name="T73" style:family="text">
      <style:text-properties officeooo:rsid="00c8541b"/>
    </style:style>
    <style:style style:name="T74" style:family="text">
      <style:text-properties officeooo:rsid="00d230b3"/>
    </style:style>
    <style:style style:name="T75" style:family="text">
      <style:text-properties officeooo:rsid="00d31dd5"/>
    </style:style>
    <style:style style:name="T76" style:family="text">
      <style:text-properties officeooo:rsid="00d5d453"/>
    </style:style>
    <style:style style:name="T77" style:family="text">
      <style:text-properties officeooo:rsid="00d77ad5"/>
    </style:style>
    <style:style style:name="T78" style:family="text">
      <style:text-properties officeooo:rsid="00d969b1"/>
    </style:style>
    <style:style style:name="T79" style:family="text">
      <style:text-properties officeooo:rsid="00e5c71e"/>
    </style:style>
    <style:style style:name="T80" style:family="text">
      <style:text-properties officeooo:rsid="00e759d5"/>
    </style:style>
    <style:style style:name="T81" style:family="text">
      <style:text-properties officeooo:rsid="00e958b2"/>
    </style:style>
    <style:style style:name="T82" style:family="text">
      <style:text-properties officeooo:rsid="00f57ed6"/>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style:style style:name="T88" style:family="text">
      <style:text-properties officeooo:rsid="01024890"/>
    </style:style>
    <style:style style:name="T89" style:family="text">
      <style:text-properties officeooo:rsid="0104de69"/>
    </style:style>
    <style:style style:name="T90" style:family="text">
      <style:text-properties officeooo:rsid="01097fc3"/>
    </style:style>
    <style:style style:name="T91" style:family="text">
      <style:text-properties officeooo:rsid="010de8fd"/>
    </style:style>
    <style:style style:name="T92" style:family="text">
      <style:text-properties officeooo:rsid="010f7a80"/>
    </style:style>
    <style:style style:name="T93" style:family="text">
      <style:text-properties officeooo:rsid="0110b648"/>
    </style:style>
    <style:style style:name="T94" style:family="text">
      <style:text-properties officeooo:rsid="0115801d"/>
    </style:style>
    <style:style style:name="T95" style:family="text">
      <style:text-properties officeooo:rsid="0117616a"/>
    </style:style>
    <style:style style:name="T96" style:family="text">
      <style:text-properties officeooo:rsid="0119d4f5"/>
    </style:style>
    <style:style style:name="T97" style:family="text">
      <style:text-properties officeooo:rsid="011e0827"/>
    </style:style>
    <style:style style:name="T98" style:family="text">
      <style:text-properties officeooo:rsid="0123ab3e"/>
    </style:style>
    <style:style style:name="T99" style:family="text">
      <style:text-properties officeooo:rsid="0124481f"/>
    </style:style>
    <style:style style:name="T100" style:family="text">
      <style:text-properties officeooo:rsid="0125a2a2"/>
    </style:style>
    <style:style style:name="T101" style:family="text">
      <style:text-properties officeooo:rsid="012cad3c"/>
    </style:style>
    <style:style style:name="T102" style:family="text">
      <style:text-properties officeooo:rsid="013010ef"/>
    </style:style>
    <style:style style:name="T103" style:family="text">
      <style:text-properties officeooo:rsid="01318f63"/>
    </style:style>
    <style:style style:name="T104" style:family="text">
      <style:text-properties officeooo:rsid="013543cd"/>
    </style:style>
    <style:style style:name="T105" style:family="text">
      <style:text-properties officeooo:rsid="01377ace"/>
    </style:style>
    <style:style style:name="T106" style:family="text">
      <style:text-properties officeooo:rsid="0138ac78"/>
    </style:style>
    <style:style style:name="T107" style:family="text">
      <style:text-properties officeooo:rsid="013a8348"/>
    </style:style>
    <style:style style:name="T108" style:family="text">
      <style:text-properties officeooo:rsid="013ac1db"/>
    </style:style>
    <style:style style:name="T109" style:family="text">
      <style:text-properties officeooo:rsid="013f4c2b"/>
    </style:style>
    <style:style style:name="T110" style:family="text">
      <style:text-properties officeooo:rsid="0141a935"/>
    </style:style>
    <style:style style:name="T111" style:family="text">
      <style:text-properties officeooo:rsid="014528d7"/>
    </style:style>
    <style:style style:name="T112" style:family="text">
      <style:text-properties officeooo:rsid="0145cc93"/>
    </style:style>
    <style:style style:name="T113" style:family="text">
      <style:text-properties officeooo:rsid="01464d5e"/>
    </style:style>
    <style:style style:name="T114" style:family="text">
      <style:text-properties officeooo:rsid="014788a3"/>
    </style:style>
    <style:style style:name="T115" style:family="text">
      <style:text-properties officeooo:rsid="0148f84d"/>
    </style:style>
    <style:style style:name="T116" style:family="text">
      <style:text-properties officeooo:rsid="014b3872"/>
    </style:style>
    <style:style style:name="T117" style:family="text">
      <style:text-properties officeooo:rsid="014bd931"/>
    </style:style>
    <style:style style:name="T118" style:family="text">
      <style:text-properties officeooo:rsid="014db436"/>
    </style:style>
    <style:style style:name="T119" style:family="text">
      <style:text-properties officeooo:rsid="015257e1"/>
    </style:style>
    <style:style style:name="T120" style:family="text">
      <style:text-properties officeooo:rsid="0159373a"/>
    </style:style>
    <style:style style:name="T121" style:family="text">
      <style:text-properties officeooo:rsid="015b30ca"/>
    </style:style>
    <style:style style:name="T122" style:family="text">
      <style:text-properties officeooo:rsid="015c90e2"/>
    </style:style>
    <style:style style:name="T123" style:family="text">
      <style:text-properties officeooo:rsid="015d1041"/>
    </style:style>
    <style:style style:name="T124" style:family="text">
      <style:text-properties officeooo:rsid="015eb168"/>
    </style:style>
    <style:style style:name="T125" style:family="text">
      <style:text-properties officeooo:rsid="015ec2dc"/>
    </style:style>
    <style:style style:name="T126" style:family="text">
      <style:text-properties officeooo:rsid="015fd0d2"/>
    </style:style>
    <style:style style:name="T127" style:family="text">
      <style:text-properties officeooo:rsid="01610e17"/>
    </style:style>
    <style:style style:name="T128" style:family="text">
      <style:text-properties officeooo:rsid="016118b8"/>
    </style:style>
    <style:style style:name="T129" style:family="text">
      <style:text-properties officeooo:rsid="0162e0be"/>
    </style:style>
    <style:style style:name="T130" style:family="text">
      <style:text-properties officeooo:rsid="016495f3"/>
    </style:style>
    <style:style style:name="T131" style:family="text">
      <style:text-properties officeooo:rsid="0165cfdd"/>
    </style:style>
    <style:style style:name="T132" style:family="text">
      <style:text-properties officeooo:rsid="01694011"/>
    </style:style>
    <style:style style:name="T133" style:family="text">
      <style:text-properties officeooo:rsid="016b7567"/>
    </style:style>
    <style:style style:name="T134" style:family="text">
      <style:text-properties officeooo:rsid="016c68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Семь вечностей</text:h>
      <text:p text:style-name="P1"/>
      <text:h text:style-name="P136" text:outline-level="2">I</text:h>
      <text:p text:style-name="P12">- <text:span text:style-name="T6">А-А-А-А-А-А-А-А!!!</text:span></text:p>
      <text:p text:style-name="P12"/>
      <text:p text:style-name="P14">Небеса выплюнули из себя нечто истошно кричащее, <text:span text:style-name="T77">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8">вниз </text:span>по <text:span text:style-name="T85">винтовой </text:span>лестнице, перепрыгивая ч<text:span text:style-name="T79">е</text:span>рез две ступеньки! Чокнутые пони <text:span text:style-name="T7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9"/>
      <text:p text:style-name="P40">В <text:span text:style-name="T85">узком </text:span>окне <text:span text:style-name="T85">башни показался шпиль</text:span> <text:span text:style-name="T81">городской </text:span>ратуш<text:span text:style-name="T79">и</text:span>. <text:span text:style-name="T79">Я мельком глянул на башенные часы.</text:span></text:p>
      <text:p text:style-name="P41">Проклятье! Без пяти два! <text:span text:style-name="T80">Надо ускориться!</text:span></text:p>
      <text:p text:style-name="P41"/>
      <text:p text:style-name="P80">Сворачиваю с винтовой лестницы в боковой <text:span text:style-name="T87">проём</text:span> открыт<text:span text:style-name="T85">ой</text:span> галере<text:span text:style-name="T87">и</text:span>.</text:p>
      <text:p text:style-name="P41"/>
      <text:p text:style-name="P42">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81"><text:span text:style-name="T86">Б</text:span>ыстрым бегом достигаю середины мостика, одновременно доставая моток верёвки из-за пазухи.</text:p>
      <text:p text:style-name="P32"/>
      <text:p text:style-name="P43">Вот и здесь, во дворце, после недолгого периода освоения, я проложил множество путей, альтернативных официальным <text:span text:style-name="T82">маршрутам</text:span> и красиво обустроеным дорожкам.</text:p>
      <text:p text:style-name="P44"/>
      <text:p text:style-name="P44">… Легче всего было с <text:span text:style-name="T83">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
      <text:p text:style-name="P82">Перекидываю верёвку через <text:span text:style-name="T88">поручень, крепко хватаю оба конца и перешагиваю через ограждение.</text:span></text:p>
      <text:p text:style-name="P45"/>
      <text:p text:style-name="P46">Ну да, синяя параноичка пыталась объяснить <text:span text:style-name="T89">остутствие сквозного прохода в башне </text:span>“соображени<text:span text:style-name="T89">ями</text:span> фортификации”, но <text:span text:style-name="T93">тебя не проведёшь, Анон</text:span>. <text:span text:style-name="T93">Ты давно заметил садистские склонности у синей милитаристки.</text:span> <text:span text:style-name="T89">С башней Селестии-то было всё в порядке!</text:span></text:p>
      <text:p text:style-name="P35"/>
      <text:p text:style-name="P83">Пять метров вниз – и я на нижней галерее. <text:span text:style-name="T95">Под взглядом ошалевшего стражника-единорога о</text:span>тпускаю один конец и вытягиваю верёвку за второй. <text:span text:style-name="T95">Дневная стража ещё не привыкла к этим моим выбрыкам, всё-таки такие “оптимизации” маршрута до сих пор я делал только в сумерках.</text:span></text:p>
      <text:p text:style-name="P83"/>
      <text:p text:style-name="P69"><text:span text:style-name="T128">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8">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0"/>
      <text:p text:style-name="P70"><text:span text:style-name="T121">… Гораздо т</text:span>руднее было с <text:span text:style-name="T12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0"/>
      <text:p text:style-name="P49">И, главное ж, не моя вина, что я опаздываю! В том, что мне теперь приходится прыгать с мостика на мостик, подобно ёжику Сонику, <text:span text:style-name="T9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8"/>
      <text:p text:style-name="P50">И вот ты несёшься вниз с отчётом под мышкой, стараясь успеть к приёму…</text:p>
      <text:p text:style-name="P47"/>
      <text:p text:style-name="P84">КРАК!!!<text:line-break/>…<text:span text:style-name="T97"> Бля…</text:span></text:p>
      <text:p text:style-name="P84"/>
      <text:p text:style-name="P51">Обидно <text:span text:style-name="T98">было </text:span>даже не то, что рукав <text:span text:style-name="T99">дорогущего костюма </text:span>разошёлся в подмышке <text:span text:style-name="T98">во время очередного дюльфера</text:span><text:span text:style-name="T98"><text:note text:id="ftn1" text:note-class="footnote"><text:note-citation>1</text:note-citation><text:note-body><text:p text:style-name="P132"><text:span text:style-name="T100">Дюльфер - </text:span>скоростной спуск по верёвке на крутых и отвесных стенах.</text:p></text:note-body></text:note></text:span>. <text:span text:style-name="T9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2"/>
      <text:p text:style-name="P52">Ну уж нет! Я не для того корпел над этой проклятой бумажкой <text:span text:style-name="T108">до позеленения</text:span>, чтоб так просто сдаться!</text:p>
      <text:p text:style-name="P53"/>
      <text:p text:style-name="P53">Плюнув на костюм окончательно, я <text:span text:style-name="T101">покрепче зажал трос локтями и ногами и практически отпустил верёвку</text:span>. <text:span text:style-name="T101">Треск в</text:span> месте соприкосновения <text:span text:style-name="T101">ткани</text:span> о верёвку <text:span text:style-name="T101">сменился глухим шорохом. Возник запах гари и я ощутил жжение в паху.</text:span></text:p>
      <text:p text:style-name="P54">Просто шикарно! Заявиться на приём торговой миссии грифонов с поджареными яйцами – это по-нашему!</text:p>
      <text:p text:style-name="P55">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5"/>
      <text:p text:style-name="P55">- Как <text:span text:style-name="T105">они </text:span>там, Блэйз? - указываю глазами на лестницу в центральный холл.</text:p>
      <text:p text:style-name="P55">- <text:span text:style-name="T105">З</text:span>ашли пятнадцать минут назад, - отвечает солнечный страж, <text:span text:style-name="T103">косясь на мои ошмётки одежды</text:span>.</text:p>
      <text:p text:style-name="P55"/>
      <text:p text:style-name="P56"><text:soft-page-break/>Чертыхаясь, несусь к <text:span text:style-name="T102">неприметной дверце в цоколе дворца. Через пару минут, вываливаюсь из подсобки у тронного зала в ореоле веников и швабр.</text:span></text:p>
      <text:p text:style-name="P57"><text:span text:style-name="T103">Церемонимейстер, завидев меня, подпрыгивает от</text:span> нетерпения:</text:p>
      <text:p text:style-name="P57"/>
      <text:p text:style-name="P57">- Поторопись, мой <text:span text:style-name="T104">п</text:span>ринц! Доттид Лайн задержал делегацию в Розовом зале, но грифоны уже <text:span text:style-name="T103">пять</text:span> минут проявляют признаки нетерпения!</text:p>
      <text:p text:style-name="P38"/>
      <text:p text:style-name="P62">За закрытыми дверями соседнего зала доносится приближающийся гомон. <text:span text:style-name="T11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6">поспешно </text:span>захлопывается…</text:p>
      <text:p text:style-name="P61"/>
      <text:p text:style-name="P61">…</text:p>
      <text:p text:style-name="P61"/>
      <text:p text:style-name="P61">Две аликорницы <text:span text:style-name="T114">недвижимо </text:span>смотрят на меня с высоты трона в центре зала. </text:p>
      <text:p text:style-name="P57"/>
      <text:p text:style-name="P63">- Анон, с тобой всё в порядке? - первой нарушает молчание Селестия. - <text:span text:style-name="T107">Твой костюм…</text:span></text:p>
      <text:p text:style-name="P63">- <text:span text:style-name="T10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3">- <text:span text:style-name="T10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3"/>
      <text:p text:style-name="P64">Золотистое сияние охватывает дымящиеся лохмотья моих штанов и почти идеально сращивает их. <text:span text:style-name="T110">Белоснежное крыло обнимает меня и прижимает к мягкому боку. Тёплое дыхание щекочет ухо.</text:span></text:p>
      <text:p text:style-name="P64">- Не нервничай, дорогой, - шепчет мне Сел, - все мы немного взвинчены этой миссией.</text:p>
      <text:p text:style-name="P64"/>
      <text:p text:style-name="P66">Гомон за дверью усиливается. <text:span text:style-name="T111">Раздаются три удара древком алебарды в пол. Двери распахиваются.</text:span></text:p>
      <text:p text:style-name="P73">- <text:span text:style-name="T109">Ваши Высочества, делегация Королевства Грифонов с высочайшим Горгом Квинтаном во главе! - объявляет стражник и отходит в сторону.</text:span></text:p>
      <text:p text:style-name="P34"/>
      <text:p text:style-name="P65"><text:span text:style-name="T112">С</text:span>оветник Доттид Лайн с вымученной улыбкой <text:span text:style-name="T112">и растрёпанной гривой </text:span>выскакивает вперёд, но его бесцеремонно отпихивает в сторону <text:span text:style-name="T117">здоровенный </text:span>грифон с железным клювом. <text:span text:style-name="T118">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8"/>
      <text:p text:style-name="P60"><text:soft-page-break/>- <text:span text:style-name="T112">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7"><text:span text:style-name="T125">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0"/>
      <text:p text:style-name="P60">- <text:span text:style-name="T124">Королевство Грифонов… рассчитывает… заключить торговое соглашение…</text:span></text:p>
      <text:p text:style-name="P60"/>
      <text:p text:style-name="P60">Грифон <text:span text:style-name="T119">кидает взгляд на трон и, </text:span>сверкну<text:span text:style-name="T116">в</text:span> красным глазом <text:span text:style-name="T115">сквозь монокль, </text:span>продолж<text:span text:style-name="T119">ает</text:span>.</text:p>
      <text:p text:style-name="P60">- <text:span text:style-name="T122">К</text:span>ороль Гвидо уполномочил <text:span text:style-name="T125">своего премьер-министра, Горга Квинтана</text:span> <text:span text:style-name="T115">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8"/>
      <text:p text:style-name="P6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8"/>
      <text:p text:style-name="P68">- Мне кажется, - наконец разрывает паузу <text:span text:style-name="T125">Горг</text:span>, - беседа будет более продуктивной, если мы сможем отбросить <text:span text:style-name="T124">все</text:span> формальности, - грифон комкает бумажку и прячет за крыло, - и поговорить откровенно, без галстуков.</text:p>
      <text:p text:style-name="P68"/>
      <text:p text:style-name="P68">Из всех собравшихся в тронном зале, галстук есть только у меня. Но это не смущает грифона. Он указывает <text:span text:style-name="T125">когтем</text:span> на стражников и несчастного Доттид Лайна.</text:p>
      <text:p text:style-name="P68"/>
      <text:p text:style-name="P68">- Мы не могли бы поговорить наедине, без этих… лишних ушей?</text:p>
      <text:p text:style-name="P68"/>
      <text:p text:style-name="P68">Селестия хмурится, но кивает. Стража и советник оставляют зал.</text:p>
      <text:p text:style-name="P68">- <text:span text:style-name="T120">А обезьяна? - грифон кивает на меня.</text:span></text:p>
      <text:p text:style-name="P68"/>
      <text:p text:style-name="P71">Во вгляде белой аликорницы появляется лёд.</text:p>
      <text:p text:style-name="P71">- <text:span text:style-name="T125">Не</text:span> сме<text:span text:style-name="T125">й</text:span>те оскорблять принца Эквестрии, <text:span text:style-name="T125">Горг</text:span>! Человек останется с нами!</text:p>
      <text:p text:style-name="P68"/>
      <text:p text:style-name="P71">Железный клюв пернатой скотины чуть приоткрывается в насмешливом клёкоте.</text:p>
      <text:p text:style-name="P71"/>
      <text:p text:style-name="P71">- <text:span text:style-name="T123">Да б</text:span>рос<text:span text:style-name="T124">ь</text:span>те, принцесса! <text:span text:style-name="T123">Передо мной можете не стесняться. </text:span>Ве<text:span text:style-name="T123">сь</text:span> <text:span text:style-name="T123">Эквус </text:span>зна<text:span text:style-name="T123">е</text:span>т, какова легитимность этой… этого “принца-консорта”! - прищурив один глаз и скосив на меня второй, грифон подчерк<text:span text:style-name="T124">ивает</text:span> язвительный тон сказанного. - Примату просто повезло, что он пришёлся фаворитом светлейшей особ<text:span text:style-name="T123">е</text:span>. <text:span text:style-name="T124">Мы уважаем ваш выбор, принцесса, но разговор должен стостояться без посторонних.</text:span></text:p>
      <text:p text:style-name="P71"><text:soft-page-break/></text:p>
      <text:p text:style-name="P71">Гадёныш снова склон<text:span text:style-name="T125">яет</text:span> голову перед <text:span text:style-name="T123">аликорницей</text:span>, совершенно игнорируя меня.</text:p>
      <text:p text:style-name="P71">Мне <text:span text:style-name="T132">хочется</text:span> <text:span text:style-name="T123">бросить в этого мудака горшок с петуниями. Селестия, словно догадываясь, успокаивающе оглаживает меня тыльной стороной крыла.</text:span></text:p>
      <text:p text:style-name="P71"/>
      <text:p text:style-name="P71">- <text:span text:style-name="T12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1">- <text:span text:style-name="T12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1"/>
      <text:p text:style-name="P74">Я с удивлением смотрю на синюю аликорницу. Чего-чего, а помощи с этой стороны ты не ожидал, Анон!</text:p>
      <text:p text:style-name="P74"/>
      <text:p text:style-name="P71">- <text:span text:style-name="T125">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2">- <text:span text:style-name="T12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2"/>
      <text:p text:style-name="P74">Я с удовольствием наблюдаю, как кожа вокруг глаз грифона приобретает красив<text:span text:style-name="T127">ы</text:span>й фиолетовый оттенок.</text:p>
      <text:p text:style-name="P74"/>
      <text:p text:style-name="P74">- Но довольно эт<text:span text:style-name="T129">ой</text:span> светск<text:span text:style-name="T129">ой</text:span> <text:span text:style-name="T129">болтовни</text:span>! - разряжает обстановку Сел. - <text:span text:style-name="T130">Т</text:span>ы, кажется, хотел нам что-то рассказать, Горг?</text:p>
      <text:p text:style-name="P71"/>
      <text:p text:style-name="P75">Грифон оцени<text:span text:style-name="T131">вает</text:span> переход на “ты” и <text:span text:style-name="T132">чуть заметно кивает ей</text:span>. <text:span text:style-name="T131">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58"/>
      <text:p text:style-name="P133">- <text:span text:style-name="T132">Нам прекрасно известно состояние дел Эквестрии, светлейшие. Торговая война с зебрами и минотав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олько врагу и </text:span><text:soft-page-break/><text:span text:style-name="T132">пожелаешь. И не думайте, что союз с Якистаном вас выручит – они сами ничего путного, кроме снега, предложить не смогут.</text:span></text:p>
      <text:p text:style-name="P133"><text:span text:style-name="T133">В общем, светлейшие, подытоживая: вы в крутом пике.</text:span></text:p>
      <text:p text:style-name="P134">Теперь выслушайте наше предложение.</text:p>
      <text:p text:style-name="P134"/>
      <text:p text:style-name="P134">Горг щелкает когтями. К нему тотчас подходит один из грифонов и подаёт небольшую флягу, украшенную затейливой инкрустацией. Горг отхлёбывает из фляги и продолжает посвежевшим голосом.</text:p>
      <text:p text:style-name="P134"/>
      <text:p text:style-name="P134">- <text:span text:style-name="T134">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text:span></text:p>
      <text:p text:style-name="P134"/>
      <text:p text:style-name="P59"/>
      <text:p text:style-name="P33">Анон вносится в зал с двумя аликорнами и занимает своё место по левую сторону от Селестии. <text:span text:style-name="T90">Селестия и Луна сидят с непроницаемым видом. Анон закрывает дырку на штанах и тоже принимает непроницаемый вид.</text:span></text:p>
      <text:p text:style-name="P36">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76"/>
      <text:p text:style-name="P76"/>
      <text:p text:style-name="P25">...</text:p>
      <text:p text:style-name="P25"><text:span text:style-name="T74">Три дня из д</text:span>ворцов<text:span text:style-name="T74">ой</text:span> жизн<text:span text:style-name="T74">и</text:span> Анона со всеми нюансами и регалиями - <text:span text:style-name="T74">юмор</text:span>. Сел загружена делами по горло и очень уставшая.</text:p>
      <text:p text:style-name="P27"/>
      <text:p text:style-name="P27">День первый: </text:p>
      <text:p text:style-name="P28">Приём <text:span text:style-name="T91">торговой </text:span>миссии <text:span text:style-name="T91">грифонов (Анон – экономический советник)</text:span></text:p>
      <text:p text:style-name="P37">Выборы в сенат (и победа партии стороннков плоской Эквестрии)</text:p>
      <text:p text:style-name="P28"/>
      <text:p text:style-name="P29">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text:soft-page-break/>Селестия бесконечно счас<text:span text:style-name="T76">т</text:span>лива, что у неё есть <text:span text:style-name="T92">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31">Сел, меня волнует состояние наших отношений в последнее время, - начал я издалека.</text:span></text:p>
      <text:p text:style-name="P19">- <text:span text:style-name="T31">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79">(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79"/>
      <text:h text:style-name="P136" text:outline-level="2">II</text:h>
      <text:p text:style-name="P130">&lt;Селестия расслабляется, счастливые дни&gt;</text:p>
      <text:p text:style-name="P131">&lt;Бунт с попыткой казни Селестии через обезглавливание. Палач необычайно учтив с Сел, но твёрд в намерениях&gt;</text:p>
      <text:h text:style-name="P136" text:outline-level="2">III</text:h>
      <text:p text:style-name="P129">&lt;Отправка Анона на Луну с ЛУной&gt;</text:p>
      <text:h text:style-name="P136" text:outline-level="2">IV</text:h>
      <text:p text:style-name="P7"/>
      <text:h text:style-name="P136" text:outline-level="2"><text:soft-page-break/>V</text:h>
      <text:p text:style-name="P7"/>
      <text:h text:style-name="P136" text:outline-level="2">VI</text:h>
      <text:p text:style-name="P1"/>
      <text:h text:style-name="P136" text:outline-level="2">VII</text:h>
      <text:p text:style-name="P1"/>
      <text:p text:style-name="Text_20_body">Mike Oldfield - In the beginning &amp; Let there be light</text:p>
      <text:p text:style-name="P127"><text:a xlink:type="simple" xlink:href="https://www.youtube.com/watch?v=p9BoEuwuzIk" text:style-name="Internet_20_link" text:visited-style-name="Visited_20_Internet_20_Link">https://www.youtube.com/watch?v=p9BoEuwuzIk</text:a><text:line-break/></text:p>
      <text:p text:style-name="P88">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88">-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88">- <text:span text:style-name="T36">Да-да, они у меня воспитанные, - вымученно улыбнулась кобыла-земнопони, задней ногой отодвинув жеребёнка от гипсового бюста.</text:span></text:p>
      <text:p text:style-name="P88">-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93"/>
      <text:p text:style-name="P91">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1"/>
      <text:p text:style-name="P92">-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text:span><text:soft-page-break/><text:span text:style-name="T39">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2"/>
      <text:p text:style-name="P88">…</text:p>
      <text:p text:style-name="P88"/>
      <text:p text:style-name="P98">-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101"/>
      <text:p text:style-name="P101">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4">овала</text:span>, голов<text:span text:style-name="T64">у</text:span> с отбитым ухом венча<text:span text:style-name="T64">л</text:span> облом<text:span text:style-name="T6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101"/>
      <text:p text:style-name="P99"><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4">Горгоном</text:span><text:span text:style-name="T48"> за право властвовать над всем Эквусом и они сразили друг друга после недели битвы.</text:span></text:p>
      <text:p text:style-name="P10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96"/>
      <text:p text:style-name="P96">-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96">-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96">-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97"/>
      <text:p text:style-name="P100">Его взрослые товарищи фейсхуфнули. <text:span text:style-name="T42">Экскурсовод поправила очки и окинула взором присмиревшую аудиторию.</text:span></text:p>
      <text:p text:style-name="P119">&lt;Побольше про Вьюва, развернуть&gt;</text:p>
      <text:p text:style-name="P95"><text:soft-page-break/></text:p>
      <text:p text:style-name="P95">-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95"/>
      <text:p text:style-name="Text_20_body">- <text:span text:style-name="T37">А вы сами как считаете? - перебила экскурсовода </text:span><text:span text:style-name="T25">Индиго</text:span><text:span text:style-name="T37">. - Это принцесса Селестия, или работа этого… как его… Эйр Мурпла?</text:span></text:p>
      <text:p text:style-name="P90"/>
      <text:p text:style-name="P90">Экскурсовод посмотрела на жеребёнка поверх очков и слабо улыбнулась.</text:p>
      <text:p text:style-name="P90"/>
      <text:p text:style-name="P90">-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02"/>
      <text:p text:style-name="P89">-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89">- <text:span text:style-name="T40">Дасти Нупс, веди себя прилично! - шикнула на него учительница, - немедленно вернисть в группу!</text:span></text:p>
      <text:p text:style-name="P89">-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89">-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94"/>
      <text:p text:style-name="P94">&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94"/>
      <text:p text:style-name="P104">Я подошёл к статуе.</text:p>
      <text:p text:style-name="P104"/>
      <text:p text:style-name="P104"><text:soft-page-break/>- Сел…</text:p>
      <text:p text:style-name="P104"/>
      <text:p text:style-name="P10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7">&lt;Развернуть боль Анона от осознания потери&gt;</text:p>
      <text:p text:style-name="P104"/>
      <text:p text:style-name="P104">- Ты же обещала дождаться меня…</text:p>
      <text:p text:style-name="P105"/>
      <text:p text:style-name="P115">Я поцеловал холодные губы статуи и <text:span text:style-name="T71">вышел на балкон. </text:span>П<text:span text:style-name="T71">ерегну</text:span>вшись<text:span text:style-name="T71"> через перила, </text:span>посмотрел вниз<text:span text:style-name="T7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17">&lt;развернуть страдания Анона&gt;</text:p>
      <text:p text:style-name="P116"/>
      <text:p text:style-name="P106">Меня накрыла тень.</text:p>
      <text:p text:style-name="P106"/>
      <text:p text:style-name="P104">-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104">- <text:span text:style-name="T52">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07">Селестия в ответ прижала меня к себе крылом. <text:span text:style-name="T27">Одним</text:span><text:span text:style-name="T54">.</text:span></text:p>
      <text:p text:style-name="P106"/>
      <text:p text:style-name="P104">- <text:span text:style-name="T52">Ну же, Анон, не стоит так переживать, я же сказала, что буду ждать. Когда я тебя обманывала?</text:span></text:p>
      <text:p text:style-name="P104">- <text:span text:style-name="T53">Ты… Ты… Глупая ты лошадь… - бормотал я, крепче вжимаясь лицом в белоснежную шею.</text:span></text:p>
      <text:p text:style-name="P108">Аликорница только вздыхала.</text:p>
      <text:p text:style-name="P108"/>
      <text:p text:style-name="P108">Наконец я отпрянул от неё и вытер ладонью слёзы. <text:span text:style-name="T55">И снова перехватило дыхание – от ужаса.</text:span></text:p>
      <text:p text:style-name="P108">- <text:span text:style-name="T55">Сел!!!</text:span></text:p>
      <text:p text:style-name="P108">- <text:span text:style-name="T55">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08"/>
      <text:p text:style-name="P109">Аликорница недовольно сморщила нос. <text:span text:style-name="T56">Я оцепенело рассматривал сломанный рог, обломок кости вместо крыла и многочисленные рваные раны, покрывавшие тело Селестии.</text:span></text:p>
      <text:p text:style-name="P109"/>
      <text:p text:style-name="P109"><text:soft-page-break/>- <text:span text:style-name="T56">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09">- <text:span text:style-name="T57">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0"/>
      <text:p text:style-name="P110">Жакет упал на пол, освободив пару крыльев. К нему же отправились и очки <text:span text:style-name="T58">с зажимом для волос</text:span>. <text:span text:style-name="T60">Освобождённая грива развернулась вокруг тёмной аликорницы пышным ореолом. Луна подошла к Селестии вплотную, нос к носу.</text:span></text:p>
      <text:p text:style-name="P110"/>
      <text:p text:style-name="P110">- <text:span text:style-name="T59">Мы рады, что ты вернулась.</text:span></text:p>
      <text:p text:style-name="P110"/>
      <text:p text:style-name="P111">Коротко кивнув <text:span text:style-name="T61">и </text:span>мне, Луна отвернулась. За сухостью приветствия от меня не ускользнул быстрый жест крылом, как будто смахивающий пылинку с глаза.</text:p>
      <text:p text:style-name="P94"/>
      <text:p text:style-name="P94">…</text:p>
      <text:p text:style-name="P94"/>
      <text:p text:style-name="P94">- <text:span text:style-name="T62">ЛУНА! - Селестия притянула сестру к себе, заключив в объятиях. - Я не надеялась увидеть тебя живой!</text:span></text:p>
      <text:p text:style-name="P94">- <text:span text:style-name="T63">Сестрица, право же, оставь эти нежности! Подумаешь – не виделись </text:span><text:span text:style-name="T23">десять тысяч </text:span><text:span text:style-name="T63">лет, всего-то! - пробормотала Луна и обняла, в свою очередь, Селестию.</text:span></text:p>
      <text:p text:style-name="P112">- И кто бы говорил мне о надежде… Мне, тысячи лет присматривающей за статуей, в которую превратилась моя бесталанная сестра!..</text:p>
      <text:p text:style-name="P112">- Я так скучала! Я так переживала!</text:p>
      <text:p text:style-name="P112">- Я пыталась найти способ расколдовать тебя. Увы, заклятие ещё более сильное, чем то, что сослало меня на Луну когда-то…</text:p>
      <text:p text:style-name="P112"/>
      <text:p text:style-name="P112">Я смотрел на воркующих сестёр и сердце моё оттаивало. <text:span text:style-name="T65">Всё плохое, что могло произойти, осталось в прошлом и сейчас творилось только хорошее.</text:span></text:p>
      <text:p text:style-name="P112"/>
      <text:p text:style-name="P112">- <text:span text:style-name="T6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2">- <text:span text:style-name="T66">Твоя правда, Сестра, - согласилась с ней Луна. - Я хотела сказать тебе позже, но ты сама всё поняла.</text:span></text:p>
      <text:p text:style-name="P113"/>
      <text:p text:style-name="P113"><text:soft-page-break/>Старшая аликорница посмотрела на младшую и обе согласно кивнули.</text:p>
      <text:p text:style-name="P113"/>
      <text:p text:style-name="P113">- Анон, мы хотели бы вернуться. - Селестия с тревогой смотрела на меня. - Пойдёшь ли ты с нами?</text:p>
      <text:p text:style-name="P113">- Вернуться? Куда?</text:p>
      <text:p text:style-name="P113">- В наш изначальный мир, откуда мы пришли в Эквус. Нам нужно отдохнуть. Многотысячелетнее правление утомляет…</text:p>
      <text:p text:style-name="P113">- А потом?</text:p>
      <text:p text:style-name="P113">- Потом? Кто знает? Быть может, безмятежная тихая жизнь в уютном доме, быть может, новые миры и новые вызовы… Ты пойдёшь с нами?</text:p>
      <text:p text:style-name="P113"/>
      <text:p text:style-name="P128">Я посмотрел на небо, на облака, на солнце и улыбнулся.</text:p>
      <text:p text:style-name="P128"/>
      <text:p text:style-name="P113">-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13">- Правильное решение, - кивнула Луна. - Мы рады. Как нам ни стыдно признаваться, но Мы привыкли к твоему присутствию и Нам не хватало бы твоих <text:span text:style-name="T67">тупых шуток</text:span>. </text:p>
      <text:p text:style-name="P112"/>
      <text:p text:style-name="P114">Я рассмеялся. Всё стало на свои места, как в старые добрые времена.</text:p>
      <text:p text:style-name="P114">- Тогда помчали?</text:p>
      <text:p text:style-name="P114">- Да. - Селестия повернулась к Луне. - Как в тот раз, после битвы у <text:span text:style-name="T68">Х</text:span>олодной скалы?</text:p>
      <text:p text:style-name="P114">- Да. По другому ты сейчас не сможешь.</text:p>
      <text:p text:style-name="P114"/>
      <text:p text:style-name="P114">Луна подошла вплотную к Селестии со стороны отсутствующего крыла, бок к боку, <text:span text:style-name="T68">и крепко обняла раненую аликорницу крылом.</text:span></text:p>
      <text:p text:style-name="P114">- <text:span text:style-name="T72">Проверим силы. Раз. Два. Три! - Луна взмахнула свободным крылом.</text:span></text:p>
      <text:p text:style-name="P120">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8">&lt;расписать тренировку – с виражами, кульбитами и пике&gt;</text:p>
      <text:p text:style-name="P120"/>
      <text:p text:style-name="P120">Наконец, тандем приземлился.</text:p>
      <text:p text:style-name="P114"/>
      <text:p text:style-name="P114">- <text:span text:style-name="T68">Анон, - обратилась ко мне Селестия, - Хотела бы я нести тебя сейчас… Увы – раны не позволят. Садись на Луну, пожалуйста…</text:span></text:p>
      <text:p text:style-name="P121">Луна <text:span text:style-name="T73">повернулась ко мне и нахмурилась</text:span>. <text:span text:style-name="T73">Я замялся, как школьник перед придирчивой учительницей. </text:span></text:p>
      <text:p text:style-name="P121"/>
      <text:p text:style-name="P123"><text:soft-page-break/>Честное слово, Сел могла бы придумать что-нибудь получше, чем ездить на этой фурии, Анон!</text:p>
      <text:p text:style-name="P121"/>
      <text:p text:style-name="P121"><text:span text:style-name="T73">Внезапно </text:span>строгую морду осветила улыбка и <text:span text:style-name="T73">бирюзовый глаз подмигнул мне.</text:span></text:p>
      <text:p text:style-name="P121"/>
      <text:p text:style-name="P121">- <text:span text:style-name="T73">Ты всё ещё боишься нас, Анон. Это после стольких-то лет знакомства. Это забавляет. Садись!</text:span></text:p>
      <text:p text:style-name="P121"/>
      <text:p text:style-name="P114">…</text:p>
      <text:p text:style-name="P114"/>
      <text:p text:style-name="P122">Мистик Вьюв – х<text:span text:style-name="T70">л</text:span>аб<text:span text:style-name="T70">л</text:span>ый! Мистик Вьюв не убе<text:span text:style-name="T70">з</text:span>ал, как <text:span text:style-name="T70">длугие</text:span>, <text:span text:style-name="T70">от</text:span> <text:span text:style-name="T70">стласного </text:span>Анон<text:span text:style-name="T70">а</text:span>! Мистик В<text:span text:style-name="T69">ь</text:span>юв <text:span text:style-name="T70">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24">Далеко-далеко в небо!</text:p>
      <text:p text:style-name="P114"/>
      <text:p text:style-name="P114"/>
      <text:p text:style-name="P112"/>
      <text:p text:style-name="P8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8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85">...</text:p>
      <text:p text:style-name="P78">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77">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text:soft-page-break/></text:p>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25"/>
      <text:p text:style-name="P125">===================================</text:p>
      <text:p text:style-name="P126">Сел одно время становится наркоманкой</text:p>
      <text:p text:style-name="P126"><text:line-break/><text:line-break/></text:p>
      <text:p text:style-name="P8"><text:span text:style-name="T75"><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text:soft-page-break/>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text:soft-page-break/>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text:soft-page-break/>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8-05T00:13:43.470414320</dc:date>
    <meta:editing-duration>P11DT15H3M43S</meta:editing-duration>
    <meta:editing-cycles>264</meta:editing-cycles>
    <meta:generator>LibreOffice/5.1.6.2$Linux_X86_64 LibreOffice_project/10m0$Build-2</meta:generator>
    <meta:document-statistic meta:table-count="0" meta:image-count="0" meta:object-count="0" meta:page-count="19" meta:paragraph-count="227" meta:word-count="6156" meta:character-count="41514" meta:non-whitespace-character-count="35490"/>
  </office:meta>
</office:document-meta>
</file>